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6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draw:fill="none" fo:min-height="1.575cm"/>
      <style:paragraph-properties style:writing-mode="lr-tb"/>
    </style:style>
    <style:style style:name="gr1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Object_20_with_20_no_20_fill_20_and_20_no_20_line">
      <style:graphic-properties draw:textarea-vertical-align="middle" draw:ole-draw-aspect="1" style:protect="size"/>
    </style:style>
    <style:style style:name="gr1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8cm" fo:min-width="0.353cm"/>
      <style:paragraph-properties style:writing-mode="lr-tb"/>
    </style:style>
    <style:style style:name="gr22" style:family="graphic" style:parent-style-name="standard">
      <style:graphic-properties draw:stroke="none" draw:fill="none" fo:min-height="0.712cm"/>
      <style:paragraph-properties style:writing-mode="lr-tb"/>
    </style:style>
    <style:style style:name="gr23" style:family="graphic" style:parent-style-name="standard">
      <style:graphic-properties draw:stroke="none" draw:fill="none" fo:min-height="0.713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style:paragraph-properties fo:text-align="center" style:writing-mode="lr-tb"/>
      <style:text-properties fo:font-size="18pt" fo:language="en" fo:country="G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T1" style:family="text">
      <style:text-properties fo:language="en" fo:country="GB"/>
    </style:style>
    <style:style style:name="T2" style:family="text">
      <style:text-properties fo:font-size="18pt" fo:language="en" fo:country="GB"/>
    </style:style>
    <style:style style:name="T3" style:family="text">
      <style:text-properties style:text-position="-33% 58%" fo:font-size="18pt" fo:language="en" fo:country="GB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675cm" svg:height="0.551cm" svg:x="16.346cm" svg:y="7.24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xml:id="id8" draw:id="id8" draw:layer="layout" svg:width="1.675cm" svg:height="0.551cm" svg:x="21.146cm" svg:y="7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75cm" svg:height="0.551cm" svg:x="16.346cm" svg:y="11.1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675cm" svg:height="0.551cm" svg:x="21.246cm" svg:y="11.1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675cm" svg:height="0.551cm" draw:transform="rotate (1.5707963267949) translate (19.413cm 10.265cm)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6.346cm" svg:y1="7.524cm" svg:x2="14.692cm" svg:y2="8.591cm" draw:start-shape="id1" draw:start-glue-point="3" draw:end-shape="id2" draw:end-glue-point="4" svg:d="M16346 7524h-1654v1067" svg:viewBox="0 0 1655 1068">
          <text:p/>
        </draw:connector>
        <draw:connector draw:style-name="gr2" draw:text-style-name="P1" draw:layer="layout" svg:x1="14.692cm" svg:y1="10.434cm" svg:x2="16.346cm" svg:y2="11.424cm" draw:start-shape="id2" draw:start-glue-point="8" draw:end-shape="id3" draw:end-glue-point="3" svg:d="M14692 10434v990h1654" svg:viewBox="0 0 1655 991">
          <text:p/>
        </draw:connector>
        <draw:connector draw:style-name="gr2" draw:text-style-name="P1" draw:layer="layout" draw:line-skew="0.239cm" svg:x1="24.154cm" svg:y1="14.254cm" svg:x2="19.68cm" svg:y2="14.791cm" draw:start-shape="id4" draw:start-glue-point="2" draw:end-shape="id5" draw:end-glue-point="6" svg:d="M24154 14254v1277h-4474v-740" svg:viewBox="0 0 4475 1278">
          <text:p/>
        </draw:connector>
        <draw:connector draw:style-name="gr2" draw:text-style-name="P1" draw:layer="layout" svg:x1="18.021cm" svg:y1="11.424cm" svg:x2="21.246cm" svg:y2="11.424cm" draw:start-shape="id3" draw:start-glue-point="1" draw:end-shape="id6" draw:end-glue-point="3" svg:d="M18021 11424h3225" svg:viewBox="0 0 3226 1">
          <text:p/>
        </draw:connector>
        <draw:connector draw:style-name="gr2" draw:text-style-name="P1" draw:layer="layout" svg:x1="19.688cm" svg:y1="10.265cm" svg:x2="21.246cm" svg:y2="11.424cm" draw:start-shape="id7" draw:start-glue-point="3" draw:end-shape="id6" draw:end-glue-point="3" svg:d="M19688 10265v1159h1558" svg:viewBox="0 0 1559 1160">
          <text:p/>
        </draw:connector>
        <draw:connector draw:style-name="gr2" draw:text-style-name="P1" draw:layer="layout" svg:x1="21.146cm" svg:y1="7.524cm" svg:x2="19.688cm" svg:y2="8.59cm" draw:start-shape="id8" draw:start-glue-point="3" draw:end-shape="id7" draw:end-glue-point="1" svg:d="M21146 7524h-1458v1066" svg:viewBox="0 0 1459 1067">
          <text:p/>
        </draw:connector>
        <draw:custom-shape draw:style-name="gr3" draw:text-style-name="P2" xml:id="id2" draw:id="id2" draw:layer="layout" svg:width="1.842cm" svg:height="1.843cm" svg:x="13.771cm" svg:y="8.591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3.041cm" svg:height="1.114cm" svg:x="24.959cm" svg:y="9.792cm">
          <draw:text-box>
            <text:p><text:span text:style-name="T2">I</text:span><text:span text:style-name="T3">b</text:span><text:span text:style-name="T2"> = K</text:span><text:span text:style-name="T3">b</text:span><text:span text:style-name="T2"> V</text:span><text:span text:style-name="T3">b</text:span></text:p>
          </draw:text-box>
        </draw:frame>
        <draw:g xml:id="id10" draw:id="id10">
          <draw:custom-shape draw:style-name="gr5" draw:text-style-name="P1" draw:layer="layout" svg:width="2.153cm" svg:height="2.573cm" svg:x="23.147cm" svg:y="8.1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4" draw:layer="layout" svg:x1="24.221cm" svg:y1="8.927cm" svg:x2="24.221cm" svg:y2="10.192cm">
            <text:p/>
          </draw:line>
        </draw:g>
        <draw:custom-shape draw:style-name="gr7" draw:text-style-name="P5" xml:id="id5" draw:id="id5" draw:layer="layout" svg:width="2.153cm" svg:height="2.573cm" svg:x="18.603cm" svg:y="12.218cm">
          <text:p text:style-name="P5"><text:span text:style-name="T2">+</text:span></text:p>
          <text:p text:style-name="P5"><text:span text:style-name="T2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3" draw:layer="layout" svg:width="3.219cm" svg:height="1.114cm" svg:x="20.024cm" svg:y="13.933cm">
          <draw:text-box>
            <text:p><text:span text:style-name="T4">V</text:span><text:span text:style-name="T5">d</text:span><text:span text:style-name="T4"> = K</text:span><text:span text:style-name="T5">d</text:span><text:span text:style-name="T4"> I</text:span><text:span text:style-name="T5">d</text:span><text:span text:style-name="T2"> </text:span></text:p>
          </draw:text-box>
        </draw:frame>
        <draw:connector draw:style-name="gr2" draw:text-style-name="P6" draw:layer="layout" svg:x1="18.021cm" svg:y1="11.424cm" svg:x2="19.68cm" svg:y2="12.218cm" draw:start-shape="id3" draw:start-glue-point="1" draw:end-shape="id5" draw:end-glue-point="4" svg:d="M18021 11424h1659v794" svg:viewBox="0 0 1660 795">
          <text:p/>
        </draw:connector>
        <draw:connector draw:style-name="gr2" draw:text-style-name="P6" draw:layer="layout" svg:x1="18.021cm" svg:y1="7.524cm" svg:x2="19.688cm" svg:y2="8.59cm" draw:start-shape="id1" draw:start-glue-point="1" draw:end-shape="id7" draw:end-glue-point="1" svg:d="M18021 7524h1667v1066" svg:viewBox="0 0 1668 1067">
          <text:p/>
        </draw:connector>
        <draw:connector draw:style-name="gr2" draw:text-style-name="P6" draw:layer="layout" svg:x1="22.921cm" svg:y1="11.424cm" svg:x2="24.055cm" svg:y2="11.454cm" draw:start-shape="id6" draw:start-glue-point="1" draw:end-shape="id9" draw:end-glue-point="6" svg:d="M22921 11424h567v30h567" svg:viewBox="0 0 1135 31">
          <text:p/>
        </draw:connector>
        <draw:connector draw:style-name="gr2" draw:text-style-name="P6" draw:layer="layout" svg:x1="22.821cm" svg:y1="7.524cm" svg:x2="24.223cm" svg:y2="8.18cm" draw:start-shape="id8" draw:start-glue-point="1" draw:end-shape="id10" draw:end-glue-point="0" svg:d="M22821 7524h1402v656" svg:viewBox="0 0 1403 657">
          <text:p/>
        </draw:connector>
        <draw:connector draw:style-name="gr2" draw:text-style-name="P6" draw:layer="layout" svg:x1="24.223cm" svg:y1="10.753cm" svg:x2="24.154cm" svg:y2="12.527cm" draw:start-shape="id10" draw:start-glue-point="2" draw:end-shape="id4" draw:end-glue-point="0" svg:d="M24223 10753v863h-69v911" svg:viewBox="0 0 70 1775">
          <text:p/>
        </draw:connector>
        <draw:custom-shape draw:style-name="gr1" draw:text-style-name="P1" xml:id="id11" draw:id="id11" draw:layer="layout" svg:width="1.675cm" svg:height="0.551cm" svg:x="16.345cm" svg:y="15.2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1.675cm" svg:height="0.551cm" draw:transform="rotate (1.5707963267949) translate (14.412cm 14.265cm)">
          <text:p/>
          <draw:enhanced-geometry svg:viewBox="0 0 21600 21600" draw:type="rectangle" draw:enhanced-path="M 0 0 L 21600 0 21600 21600 0 21600 0 0 Z N"/>
        </draw:custom-shape>
        <draw:connector draw:style-name="gr2" draw:text-style-name="P6" draw:layer="layout" svg:x1="18.02cm" svg:y1="15.524cm" svg:x2="19.68cm" svg:y2="14.791cm" draw:start-shape="id11" draw:start-glue-point="1" draw:end-shape="id5" draw:end-glue-point="6" svg:d="M18020 15524h1660v-733" svg:viewBox="0 0 1661 734">
          <text:p/>
        </draw:connector>
        <draw:connector draw:style-name="gr2" draw:text-style-name="P6" draw:layer="layout" svg:x1="14.687cm" svg:y1="12.59cm" svg:x2="16.346cm" svg:y2="11.424cm" draw:start-shape="id12" draw:start-glue-point="1" draw:end-shape="id3" draw:end-glue-point="3" svg:d="M14687 12590v-1166h1659" svg:viewBox="0 0 1660 1167">
          <text:p/>
        </draw:connector>
        <draw:connector draw:style-name="gr2" draw:text-style-name="P6" draw:layer="layout" svg:x1="14.687cm" svg:y1="14.265cm" svg:x2="16.345cm" svg:y2="15.524cm" draw:start-shape="id12" draw:start-glue-point="3" draw:end-shape="id11" draw:end-glue-point="3" svg:d="M14687 14265v1259h1658" svg:viewBox="0 0 1659 1260">
          <text:p/>
        </draw:connector>
        <draw:frame draw:style-name="gr9" draw:text-style-name="P3" draw:layer="layout" svg:width="2.161cm" svg:height="1.114cm" svg:x="25.359cm" svg:y="12.192cm">
          <draw:text-box>
            <text:p><text:span text:style-name="T2">I</text:span><text:span text:style-name="T3">c</text:span></text:p>
          </draw:text-box>
        </draw:frame>
        <draw:frame draw:style-name="gr10" draw:text-style-name="P7" draw:layer="layout" svg:width="1.162cm" svg:height="1.114cm" svg:x="16.713cm" svg:y="7.8cm">
          <draw:text-box>
            <text:p>R<text:span text:style-name="T6">1</text:span></text:p>
          </draw:text-box>
        </draw:frame>
        <draw:frame draw:style-name="gr10" draw:text-style-name="P7" draw:layer="layout" svg:width="1.162cm" svg:height="1.114cm" svg:x="21.56cm" svg:y="11.7cm">
          <draw:text-box>
            <text:p>R<text:span text:style-name="T6">5</text:span></text:p>
          </draw:text-box>
        </draw:frame>
        <draw:frame draw:style-name="gr11" draw:text-style-name="P7" draw:layer="layout" svg:width="1.162cm" svg:height="1.114cm" svg:x="16.643cm" svg:y="11.7cm">
          <draw:text-box>
            <text:p>R<text:span text:style-name="T6">4</text:span></text:p>
          </draw:text-box>
        </draw:frame>
        <draw:frame draw:style-name="gr10" draw:text-style-name="P7" draw:layer="layout" svg:width="1.162cm" svg:height="1.114cm" svg:x="19.804cm" svg:y="9.018cm">
          <draw:text-box>
            <text:p>R<text:span text:style-name="T6">3</text:span></text:p>
          </draw:text-box>
        </draw:frame>
        <draw:frame draw:style-name="gr10" draw:text-style-name="P7" draw:layer="layout" svg:width="1.162cm" svg:height="1.114cm" svg:x="21.466cm" svg:y="7.8cm">
          <draw:text-box>
            <text:p>R<text:span text:style-name="T6">2</text:span></text:p>
          </draw:text-box>
        </draw:frame>
        <draw:frame draw:style-name="gr10" draw:text-style-name="P7" draw:layer="layout" svg:width="1.162cm" svg:height="1.114cm" svg:x="13.25cm" svg:y="12.834cm">
          <draw:text-box>
            <text:p>R<text:span text:style-name="T6">6</text:span></text:p>
          </draw:text-box>
        </draw:frame>
        <draw:custom-shape draw:style-name="gr12" draw:text-style-name="P6" draw:layer="layout" svg:width="0.234cm" svg:height="0.258cm" svg:x="19.554cm" svg:y="11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9" draw:id="id9" draw:layer="layout" svg:width="0.234cm" svg:height="0.258cm" svg:x="24.055cm" svg:y="11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34cm" svg:height="0.258cm" svg:x="19.555cm" svg:y="15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34cm" svg:height="0.258cm" svg:x="19.555cm" svg:y="7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13" draw:id="id13" draw:layer="layout" svg:width="0.234cm" svg:height="0.258cm" svg:x="14.555cm" svg:y="11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1.128cm" svg:height="2.536cm" svg:x="18.38cm" svg:y="8.213cm">
          <draw:text-box>
            <text:p>+</text:p>
            <text:p>V<text:span text:style-name="T6">b</text:span></text:p>
            <text:p>-</text:p>
          </draw:text-box>
        </draw:frame>
        <draw:line draw:style-name="gr14" draw:text-style-name="P8" draw:layer="layout" svg:x1="15.332cm" svg:y1="12.59cm" svg:x2="15.332cm" svg:y2="14.477cm">
          <text:p/>
        </draw:line>
        <draw:frame draw:style-name="gr15" draw:text-style-name="P9" draw:layer="layout" svg:width="1.837cm" svg:height="1.825cm" svg:x="15.479cm" svg:y="12.839cm">
          <draw:text-box>
            <text:p><text:span text:style-name="T4">I</text:span><text:span text:style-name="T5">d</text:span></text:p>
          </draw:text-box>
        </draw:frame>
        <draw:g xml:id="id4" draw:id="id4">
          <draw:line draw:style-name="gr16" draw:text-style-name="P8" draw:layer="layout" svg:x1="24.155cm" svg:y1="12.527cm" svg:x2="24.155cm" svg:y2="13.101cm">
            <text:p/>
          </draw:line>
          <draw:line draw:style-name="gr16" draw:text-style-name="P8" draw:layer="layout" svg:x1="23.394cm" svg:y1="13.106cm" svg:x2="24.914cm" svg:y2="13.106cm">
            <text:p/>
          </draw:line>
          <draw:line draw:style-name="gr16" draw:text-style-name="P8" draw:layer="layout" svg:x1="23.395cm" svg:y1="13.683cm" svg:x2="24.915cm" svg:y2="13.683cm">
            <text:p/>
          </draw:line>
          <draw:line draw:style-name="gr16" draw:text-style-name="P8" draw:layer="layout" svg:x1="24.155cm" svg:y1="13.68cm" svg:x2="24.155cm" svg:y2="14.254cm">
            <text:p/>
          </draw:line>
        </draw:g>
        <draw:line draw:style-name="gr14" draw:text-style-name="P8" draw:layer="layout" svg:x1="25.259cm" svg:y1="12.028cm" svg:x2="25.259cm" svg:y2="13.915cm">
          <text:p/>
        </draw:line>
        <draw:frame draw:style-name="gr10" draw:text-style-name="P7" draw:layer="layout" svg:width="1.162cm" svg:height="1.114cm" svg:x="22.992cm" svg:y="13.683cm">
          <draw:text-box>
            <text:p>C</text:p>
          </draw:text-box>
        </draw:frame>
        <draw:frame draw:style-name="gr17" draw:text-style-name="P6" draw:layer="layout" svg:width="8.544cm" svg:height="3.135cm" svg:x="1.419cm" svg:y="8.86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 xml:id="id14" draw:id="id14">
          <draw:line draw:style-name="gr18" draw:text-style-name="P8" draw:layer="layout" svg:x1="13.896cm" svg:y1="12.111cm" svg:x2="12.671cm" svg:y2="12.122cm">
            <text:p/>
          </draw:line>
          <draw:line draw:style-name="gr18" draw:text-style-name="P8" draw:layer="layout" svg:x1="13.897cm" svg:y1="12.105cm" svg:x2="12.672cm" svg:y2="12.116cm">
            <text:p/>
          </draw:line>
          <draw:line draw:style-name="gr18" draw:text-style-name="P8" draw:layer="layout" svg:x1="13.006cm" svg:y1="12.357cm" svg:x2="13.615cm" svg:y2="12.357cm">
            <text:p/>
          </draw:line>
          <draw:line draw:style-name="gr18" draw:text-style-name="P8" draw:layer="layout" svg:x1="13.17cm" svg:y1="12.568cm" svg:x2="13.463cm" svg:y2="12.568cm">
            <text:p/>
          </draw:line>
          <draw:line draw:style-name="gr18" draw:text-style-name="P8" draw:layer="layout" svg:x1="13.3cm" svg:y1="12.096cm" svg:x2="13.305cm" svg:y2="11.552cm">
            <text:p/>
          </draw:line>
        </draw:g>
        <draw:connector draw:style-name="gr19" draw:text-style-name="P6" draw:layer="layout" svg:x1="14.555cm" svg:y1="11.454cm" svg:x2="13.284cm" svg:y2="11.552cm" draw:start-shape="id13" draw:start-glue-point="6" draw:end-shape="id14" draw:end-glue-point="0" svg:d="M14555 11454h-1271v98" svg:viewBox="0 0 1272 99">
          <text:p/>
        </draw:connector>
        <draw:frame draw:style-name="gr20" draw:text-style-name="P7" draw:layer="layout" svg:width="0.853cm" svg:height="0.962cm" svg:x="14.345cm" svg:y="6.5cm">
          <draw:text-box>
            <text:p>1</text:p>
          </draw:text-box>
        </draw:frame>
        <draw:frame draw:style-name="gr20" draw:text-style-name="P7" draw:layer="layout" svg:width="0.853cm" svg:height="0.962cm" svg:x="19.146cm" svg:y="6.5cm">
          <draw:text-box>
            <text:p>2</text:p>
          </draw:text-box>
        </draw:frame>
        <draw:frame draw:style-name="gr20" draw:text-style-name="P7" draw:layer="layout" svg:width="0.853cm" svg:height="0.962cm" svg:x="23.646cm" svg:y="6.5cm">
          <draw:text-box>
            <text:p>3</text:p>
          </draw:text-box>
        </draw:frame>
        <draw:frame draw:style-name="gr20" draw:text-style-name="P7" draw:layer="layout" svg:width="0.853cm" svg:height="0.962cm" svg:x="19.689cm" svg:y="10.562cm">
          <draw:text-box>
            <text:p>5</text:p>
          </draw:text-box>
        </draw:frame>
        <draw:frame draw:style-name="gr20" draw:text-style-name="P7" draw:layer="layout" svg:width="0.853cm" svg:height="0.962cm" svg:x="14.345cm" svg:y="15.502cm">
          <draw:text-box>
            <text:p>7</text:p>
          </draw:text-box>
        </draw:frame>
        <draw:frame draw:style-name="gr21" draw:text-style-name="P7" draw:layer="layout" svg:width="0.853cm" svg:height="0.998cm" svg:x="19.146cm" svg:y="15.502cm">
          <draw:text-box>
            <text:p>8</text:p>
          </draw:text-box>
        </draw:frame>
        <draw:frame draw:style-name="gr20" draw:text-style-name="P7" draw:layer="layout" svg:width="0.853cm" svg:height="0.962cm" svg:x="24.19cm" svg:y="10.962cm">
          <draw:text-box>
            <text:p>6</text:p>
          </draw:text-box>
        </draw:frame>
        <draw:frame draw:style-name="gr22" draw:text-style-name="P9" draw:layer="layout" svg:width="0.875cm" svg:height="0.962cm" svg:x="15.725cm" svg:y="6.238cm">
          <draw:text-box>
            <text:p>+</text:p>
          </draw:text-box>
        </draw:frame>
        <draw:frame draw:style-name="gr23" draw:text-style-name="P9" draw:layer="layout" svg:width="0.714cm" svg:height="0.963cm" svg:x="17.486cm" svg:y="6.237cm">
          <draw:text-box>
            <text:p>-</text:p>
          </draw:text-box>
        </draw:frame>
        <draw:frame draw:style-name="gr23" draw:text-style-name="P9" draw:layer="layout" svg:width="0.714cm" svg:height="0.963cm" svg:x="22.3cm" svg:y="6.237cm">
          <draw:text-box>
            <text:p>-</text:p>
          </draw:text-box>
        </draw:frame>
        <draw:frame draw:style-name="gr23" draw:text-style-name="P9" draw:layer="layout" svg:width="0.714cm" svg:height="0.963cm" svg:x="17.586cm" svg:y="10.3cm">
          <draw:text-box>
            <text:p>-</text:p>
          </draw:text-box>
        </draw:frame>
        <draw:frame draw:style-name="gr23" draw:text-style-name="P9" draw:layer="layout" svg:width="0.714cm" svg:height="0.963cm" svg:x="13.6cm" svg:y="13.937cm">
          <draw:text-box>
            <text:p>-</text:p>
          </draw:text-box>
        </draw:frame>
        <draw:frame draw:style-name="gr23" draw:text-style-name="P9" draw:layer="layout" svg:width="0.714cm" svg:height="0.963cm" svg:x="17.486cm" svg:y="14.237cm">
          <draw:text-box>
            <text:p>-</text:p>
          </draw:text-box>
        </draw:frame>
        <draw:frame draw:style-name="gr23" draw:text-style-name="P9" draw:layer="layout" svg:width="0.714cm" svg:height="0.963cm" svg:x="20.7cm" svg:y="10.337cm">
          <draw:text-box>
            <text:p>-</text:p>
          </draw:text-box>
        </draw:frame>
        <draw:frame draw:style-name="gr22" draw:text-style-name="P9" draw:layer="layout" svg:width="0.875cm" svg:height="0.962cm" svg:x="15.825cm" svg:y="10.338cm">
          <draw:text-box>
            <text:p>+</text:p>
          </draw:text-box>
        </draw:frame>
        <draw:frame draw:style-name="gr22" draw:text-style-name="P9" draw:layer="layout" svg:width="0.875cm" svg:height="0.962cm" svg:x="15.726cm" svg:y="6.238cm">
          <draw:text-box>
            <text:p>+</text:p>
          </draw:text-box>
        </draw:frame>
        <draw:frame draw:style-name="gr22" draw:text-style-name="P9" draw:layer="layout" svg:width="0.875cm" svg:height="0.962cm" svg:x="13.5cm" svg:y="12.3cm">
          <draw:text-box>
            <text:p>+</text:p>
          </draw:text-box>
        </draw:frame>
        <draw:frame draw:style-name="gr22" draw:text-style-name="P9" draw:layer="layout" svg:width="0.875cm" svg:height="0.962cm" svg:x="16.125cm" svg:y="14.3cm">
          <draw:text-box>
            <text:p>+</text:p>
          </draw:text-box>
        </draw:frame>
        <draw:frame draw:style-name="gr22" draw:text-style-name="P9" draw:layer="layout" svg:width="0.875cm" svg:height="0.962cm" svg:x="22.225cm" svg:y="10.338cm">
          <draw:text-box>
            <text:p>+</text:p>
          </draw:text-box>
        </draw:frame>
        <draw:frame draw:style-name="gr22" draw:text-style-name="P9" draw:layer="layout" svg:width="0.875cm" svg:height="0.962cm" svg:x="20.7cm" svg:y="6.3cm">
          <draw:text-box>
            <text:p>+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6.398cm" fo:margin-bottom="4.618cm" fo:margin-left="0.602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4T15:55:53.116295516</meta:creation-date>
    <dc:date>2021-04-05T20:38:13.322401035</dc:date>
    <meta:editing-duration>PT12M35S</meta:editing-duration>
    <meta:editing-cycles>5</meta:editing-cycles>
    <meta:generator>LibreOffice/6.4.6.2$Linux_X86_64 LibreOffice_project/40$Build-2</meta:generator>
    <meta:document-statistic meta:object-count="78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V</mi>
                <mi>s</mi>
              </msub>
            </mrow>
            <mi>u</mi>
            <mrow>
              <mrow>
                <mo fence="true" stretchy="false">(</mo>
                <mrow>
                  <mrow>
                    <mo stretchy="false">−</mo>
                    <mi>t</mi>
                  </mrow>
                </mrow>
                <mo fence="true" stretchy="false">)</mo>
              </mrow>
              <mo stretchy="false">+</mo>
              <mi>sin</mi>
            </mrow>
            <mrow>
              <mo fence="true" stretchy="false">(</mo>
              <mrow>
                <mrow>
                  <mn>2</mn>
                  <mi>π</mi>
                  <mi>f</mi>
                  <mi>t</mi>
                </mrow>
              </mrow>
              <mo fence="true" stretchy="false">)</mo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0</mn>
                          <mi>,</mi>
                          <mrow>
                            <mi>t</mi>
                            <mo stretchy="false">&lt;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1</mn>
                          <mi>,</mi>
                          <mrow>
                            <mi>t</mi>
                            <mo stretchy="false">≥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v_s( t)  = V_s u(-t) + sin( 2 %pi f t ) u( t)  newline newline


u( t ) = left lbrace {binom{0, t &lt; 0}{1, t &gt;= 0} } right none</annotation>
  </semantics>
</math>
</file>